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*** Introduction ***</text:p>
      <text:p text:style-name="Preformatted_20_Text"/>
      <text:p text:style-name="Preformatted_20_Text">Loi de Moore : 2x + de transistors/2ans</text:p>
      <text:p text:style-name="Preformatted_20_Text">Réseaux de + en + rapide</text:p>
      <text:p text:style-name="Preformatted_20_Text"/>
      <text:p text:style-name="Preformatted_20_Text"/>
      <text:p text:style-name="Preformatted_20_Text">Arrivée smartphones &amp; tablettes</text:p>
      <text:p text:style-name="Preformatted_20_Text"><text:tab/>=&gt; plusieurs entités/personne</text:p>
      <text:p text:style-name="Preformatted_20_Text"><text:tab/>=&gt; besoin de partage de l'information</text:p>
      <text:p text:style-name="Preformatted_20_Text"><text:tab/>=&gt; données accéssibles n'importe où géographiquement</text:p>
      <text:p text:style-name="Preformatted_20_Text"><text:tab/>=&gt; cloud informatique</text:p>
      <text:p text:style-name="Preformatted_20_Text"/>
      <text:p text:style-name="Preformatted_20_Text"/>
      <text:p text:style-name="Preformatted_20_Text">backend : Ensembles de ressources</text:p>
      <text:p text:style-name="Preformatted_20_Text"><text:tab/>- système d'authentification</text:p>
      <text:p text:style-name="Preformatted_20_Text"><text:tab/>- Puissance de calculs</text:p>
      <text:p text:style-name="Preformatted_20_Text"><text:tab/>- Bande passante</text:p>
      <text:p text:style-name="Preformatted_20_Text"><text:tab/>- Base de données</text:p>
      <text:p text:style-name="Preformatted_20_Text"><text:tab/>- Chat</text:p>
      <text:p text:style-name="Preformatted_20_Text"><text:tab/>- système de stockage de fichiers (le notre)</text:p>
      <text:p text:style-name="Preformatted_20_Text">frontend : Transparence maximum pour l'utilisateur</text:p>
      <text:p text:style-name="Preformatted_20_Text"><text:tab/>=&gt; dématérialisation de l'infrastructure informatique</text:p>
      <text:p text:style-name="Preformatted_20_Text">3 types de services :</text:p>
      <text:p text:style-name="Preformatted_20_Text"><text:tab/>- IaaS : Infrastrucure as a service</text:p>
      <text:p text:style-name="Preformatted_20_Text"><text:tab/><text:tab/>bas niveau</text:p>
      <text:p text:style-name="Preformatted_20_Text"><text:tab/><text:tab/>client : administration d'une VM</text:p>
      <text:p text:style-name="Preformatted_20_Text"><text:tab/><text:tab/>fournisseur : administration matérielle et interconnnexions</text:p>
      <text:p text:style-name="Preformatted_20_Text"><text:tab/>- PaaS : Platform as a service</text:p>
      <text:p text:style-name="Preformatted_20_Text"><text:tab/><text:tab/>moyen niveau</text:p>
      <text:p text:style-name="Preformatted_20_Text"><text:tab/><text:tab/>client : administration d'un service</text:p>
      <text:p text:style-name="Preformatted_20_Text"><text:tab/><text:tab/>fournisseur : administration matérielle + système</text:p>
      <text:p text:style-name="Preformatted_20_Text"><text:tab/>- SaaS : Software as a service</text:p>
      <text:p text:style-name="Preformatted_20_Text"><text:tab/><text:tab/>haut niveau</text:p>
      <text:p text:style-name="Preformatted_20_Text"><text:tab/><text:tab/>client : utilisation d'un service</text:p>
      <text:p text:style-name="Preformatted_20_Text"><text:tab/><text:tab/>fournisseur : administration matérielle + système + service</text:p>
      <text:p text:style-name="Preformatted_20_Text"/>
      <text:p text:style-name="Preformatted_20_Text"><text:s/></text:p>
      <text:p text:style-name="Preformatted_20_Text">Système de fichiers distribués : indispensable pour cloud SaaS proposant du stockage de masse tel que Dropbox, ownclou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*** Système de fichiers distribués ***</text:p>
      <text:p text:style-name="Preformatted_20_Text"><text:tab/></text:p>
      <text:p text:style-name="Preformatted_20_Text">Comment les données sont-elles stockées ?</text:p>
      <text:p text:style-name="Preformatted_20_Text">Plusieurs types</text:p>
      <text:p text:style-name="Preformatted_20_Text"><text:tab/>Journallisé (ext2, FAT32, vieux Fs) ou non (ext4, NTFS)</text:p>
      <text:p text:style-name="Preformatted_20_Text"><text:tab/>permet snapshot (BTRFS) ou non</text:p>
      <text:p text:style-name="Preformatted_20_Text"><text:tab/>fonctionne en Réseaux (NFS) ou non<text:tab/></text:p>
      <text:p text:style-name="Preformatted_20_Text"><text:tab/>basé sur un cluster =&gt; système de fichiers ditribués</text:p>
      <text:p text:style-name="Preformatted_20_Text"/>
      <text:p text:style-name="Preformatted_20_Text"/>
      <text:p text:style-name="Preformatted_20_Text">Fonctionne en cluster : le client n'accède pas à un serveur mais à un ensemble de machines, interconnecté entre-elles.</text:p>
      <text:p text:style-name="Preformatted_20_Text"/>
      <text:p text:style-name="Preformatted_20_Text"/>
      <text:p text:style-name="Preformatted_20_Text"/>
      <text:p text:style-name="Preformatted_20_Text">Partage de données</text:p>
      <text:p text:style-name="Preformatted_20_Text">Fléxibilité : distribution</text:p>
      <text:p text:style-name="Preformatted_20_Text">Géographie : clustering transparent pour le client</text:p>
      <text:p text:style-name="Preformatted_20_Text">Economies : excellent rapport performance/prix</text:p>
      <text:p text:style-name="Preformatted_20_Text">Haute disponibilité : en cas de panne no soucis</text:p>
      <text:p text:style-name="Preformatted_20_Text">Evolution progressive : ajout et suppression de nœuds à la volée</text:p>
      <text:p text:style-name="Preformatted_20_Text">Intégrité des données : dépend du DFS</text:p>
      <text:p text:style-name="Preformatted_20_Text"/>
      <text:p text:style-name="Preformatted_20_Text"/>
      <text:p text:style-name="Preformatted_20_Text">Technologie récente</text:p>
      <text:p text:style-name="Preformatted_20_Text">Multiplateforme</text:p>
      <text:p text:style-name="Preformatted_20_Text">Sécurisation des données</text:p>
      <text:p text:style-name="Preformatted_20_Text">Dépends performances <text:s/>réseaux</text:p>
      <text:p text:style-name="Preformatted_20_Text">Documentation peu varié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" style:font-size-asian="10.5pt" style:language-asian="fr" style:country-asian="FR" style:font-name-complex="Free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5T19:07:47</dc:date>
    <meta:generator>LibreOffice/3.5$Linux_X86_64 LibreOffice_project/350m1$Build-2</meta:generator>
    <meta:editing-duration>PT7M46S</meta:editing-duration>
    <meta:editing-cycles>2</meta:editing-cycles>
    <meta:document-statistic meta:table-count="0" meta:image-count="0" meta:object-count="0" meta:page-count="2" meta:paragraph-count="54" meta:word-count="283" meta:character-count="1881" meta:non-whitespace-character-count="1608"/>
  </office:meta>
</office:document-meta>
</file>